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040000004EEC2C8B99A3F5006A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Arial" svg:font-family="Arial" style:font-adornments="Normal" style:font-family-generic="swiss"/>
    <style:font-face style:name="FreeSans3" svg:font-family="FreeSans" style:font-family-generic="swiss"/>
    <style:font-face style:name="Courier 10 Pitch" svg:font-family="'Courier 10 Pitch'" style:font-adornments="Bold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002cm" table:align="margins"/>
    </style:style>
    <style:style style:name="Table1.A" style:family="table-column">
      <style:table-column-properties style:column-width="16.002cm" style:rel-column-width="65535*"/>
    </style:style>
    <style:style style:name="Table1.A1" style:family="table-cell">
      <style:table-cell-properties fo:background-color="#66ff99" fo:padding="0.199cm" fo:border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style:font-name="FreeSans" fo:font-size="12pt" style:font-size-asian="12pt" style:font-size-complex="12pt"/>
    </style:style>
    <style:style style:name="P3" style:family="paragraph" style:parent-style-name="Table_20_Contents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FreeSans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P8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Text_20_body">
      <style:text-properties officeooo:rsid="00dc7e03" officeooo:paragraph-rsid="00ea2a04"/>
    </style:style>
    <style:style style:name="P11" style:family="paragraph" style:parent-style-name="Text_20_body">
      <style:text-properties style:font-name="Arial" officeooo:rsid="00ef4761" officeooo:paragraph-rsid="00ea2a04" style:font-size-asian="10.5pt"/>
    </style:style>
    <style:style style:name="P12" style:family="paragraph" style:parent-style-name="Heading_20_3">
      <style:text-properties style:font-name="Arial" officeooo:rsid="00ef4761" officeooo:paragraph-rsid="00ea2a04" style:font-size-asian="10.5pt"/>
    </style:style>
    <style:style style:name="P13" style:family="paragraph" style:parent-style-name="Table_20_Contents" style:list-style-name="L1">
      <style:paragraph-properties fo:text-align="justify" style:justify-single-word="false"/>
      <style:text-properties fo:font-style="italic" officeooo:rsid="00238390" officeooo:paragraph-rsid="00cbb4a1" style:font-style-asian="italic" style:font-style-complex="italic"/>
    </style:style>
    <style:style style:name="P14" style:family="paragraph" style:parent-style-name="Table_20_Contents" style:list-style-name="L1">
      <style:paragraph-properties fo:text-align="justify" style:justify-single-word="false"/>
      <style:text-properties fo:font-style="italic" officeooo:rsid="00254746" officeooo:paragraph-rsid="00cbb4a1" style:font-style-asian="italic" style:font-style-complex="italic"/>
    </style:style>
    <style:style style:name="P15" style:family="paragraph" style:parent-style-name="Table_20_Contents" style:list-style-name="L1">
      <style:paragraph-properties fo:text-align="justify" style:justify-single-word="false"/>
      <style:text-properties fo:font-style="italic" officeooo:rsid="00269d88" officeooo:paragraph-rsid="00cbb4a1" style:font-style-asian="italic" style:font-style-complex="italic"/>
    </style:style>
    <style:style style:name="P16" style:family="paragraph" style:parent-style-name="Table_20_Contents" style:list-style-name="L1">
      <style:paragraph-properties fo:text-align="justify" style:justify-single-word="false"/>
      <style:text-properties fo:font-style="italic" officeooo:rsid="00e75eca" officeooo:paragraph-rsid="00e75eca" style:font-style-asian="italic" style:font-style-complex="italic"/>
    </style:style>
    <style:style style:name="P17" style:family="paragraph" style:parent-style-name="Table_20_Contents" style:list-style-name="L1">
      <style:paragraph-properties fo:text-align="justify" style:justify-single-word="false"/>
      <style:text-properties fo:font-style="italic" officeooo:rsid="0025c850" officeooo:paragraph-rsid="00cbb4a1" style:font-style-asian="italic" style:font-style-complex="italic"/>
    </style:style>
    <style:style style:name="T1" style:family="text">
      <style:text-properties officeooo:rsid="00d9e0b7"/>
    </style:style>
    <style:style style:name="T2" style:family="text">
      <style:text-properties officeooo:rsid="00ee1db7"/>
    </style:style>
    <style:style style:name="T3" style:family="text">
      <style:text-properties officeooo:rsid="00d58b88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cbb4a1"/>
    </style:style>
    <style:style style:name="T6" style:family="text">
      <style:text-properties fo:font-weight="bold" officeooo:rsid="0025c850" style:font-weight-asian="bold" style:font-weight-complex="bold"/>
    </style:style>
    <style:style style:name="T7" style:family="text">
      <style:text-properties fo:font-weight="bold" officeooo:rsid="00231d7a" style:font-weight-asian="bold" style:font-weight-complex="bold"/>
    </style:style>
    <style:style style:name="T8" style:family="text">
      <style:text-properties fo:font-weight="bold" officeooo:rsid="00d58b88" style:font-weight-asian="bold" style:font-weight-complex="bold"/>
    </style:style>
    <style:style style:name="T9" style:family="text">
      <style:text-properties fo:font-weight="bold" officeooo:rsid="00d9e0b7" style:font-weight-asian="bold" style:font-weight-complex="bold"/>
    </style:style>
    <style:style style:name="T10" style:family="text">
      <style:text-properties fo:font-weight="bold" officeooo:rsid="00dc7e03" style:font-weight-asian="bold" style:font-weight-complex="bold"/>
    </style:style>
    <style:style style:name="T11" style:family="text">
      <style:text-properties fo:font-weight="bold" officeooo:rsid="00ee1db7" style:font-weight-asian="bold" style:font-weight-complex="bold"/>
    </style:style>
    <style:style style:name="T12" style:family="text">
      <style:text-properties officeooo:rsid="00254746"/>
    </style:style>
    <style:style style:name="T13" style:family="text">
      <style:text-properties officeooo:rsid="0023f7c4"/>
    </style:style>
    <style:style style:name="T14" style:family="text">
      <style:text-properties officeooo:rsid="0025c850"/>
    </style:style>
    <style:style style:name="T15" style:family="text">
      <style:text-properties officeooo:rsid="002f7c96"/>
    </style:style>
    <style:style style:name="T16" style:family="text">
      <style:text-properties officeooo:rsid="002867e4"/>
    </style:style>
    <style:style style:name="T17" style:family="text">
      <style:text-properties officeooo:rsid="00f10d12"/>
    </style:style>
    <style:style style:name="T18" style:family="text">
      <style:text-properties officeooo:rsid="00f28a98"/>
    </style:style>
    <style:style style:name="T19" style:family="text">
      <style:text-properties officeooo:rsid="00f371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Exercici </text:span><text:span text:style-name="T2">1</text:span><text:span text:style-name="T5">: </text:span><text:span text:style-name="T2">Gestió d’arxius.</text:span></text:p>
      <table:table table:name="Table1" table:style-name="Table1">
        <table:table-column table:style-name="Table1.A"/>
        <table:table-row table:style-name="TableLine94355156219264">
          <table:table-cell table:style-name="Table1.A1" office:value-type="string">
            <text:list xml:id="list2201149370" text:style-name="L1">
              <text:list-item>
                <text:p text:style-name="P13"><text:span text:style-name="T12">Utilitza la teva aplicació ofimàtica per tal de completar </text:span>aquest document <text:span text:style-name="T13">amb les teves respostes intercalades</text:span></text:p>
              </text:list-item>
              <text:list-item>
                <text:p text:style-name="P13">No <text:span text:style-name="T12">t'</text:span>oblidis <text:span text:style-name="T12">de </text:span>posar el teu nom a la capçalera!</text:p>
              </text:list-item>
              <text:list-item>
                <text:p text:style-name="P14">Exporta l'arxiu a format PDF.</text:p>
              </text:list-item>
              <text:list-item>
                <text:p text:style-name="P14">Anomena l'arxiu amb la inicial del teu nom + el teu cognom + l'acrònim <text:span text:style-name="T14">que figura a la c</text:span>apçalera. Tot sense <text:span text:style-name="T14">accents i la primera part en minúscules</text:span>. Per exemple, se et dius Laura Pérez, el <text:span text:style-name="T14">teu arxiu s'anomenarà </text:span><text:span text:style-name="T6">lperez</text:span><text:span text:style-name="T9">DAW</text:span><text:span text:style-name="T6">M</text:span><text:span text:style-name="T10">3</text:span><text:span text:style-name="T6">UF</text:span><text:span text:style-name="T11">3</text:span><text:span text:style-name="T6"> </text:span><text:span text:style-name="T9">E</text:span><text:span text:style-name="T11">1</text:span><text:span text:style-name="T7">.</text:span><text:span text:style-name="T6">pdf</text:span></text:p>
              </text:list-item>
              <text:list-item>
                <text:p text:style-name="P15">Penja l'arxiu a l'enllaç corresponent de <text:span text:style-name="T8">moodle</text:span> <text:span text:style-name="T15">abans del deadline.</text:span></text:p>
              </text:list-item>
              <text:list-item>
                <text:p text:style-name="P16">Utilitza exactament l’estructura que es demana de pàgina web.</text:p>
              </text:list-item>
              <text:list-item>
                <text:p text:style-name="P17">Gràcies <text:span text:style-name="T16">per la vostra col·laboració</text:span> i bon curs a tots!</text:p>
              </text:list-item>
            </text:list>
          </table:table-cell>
        </table:table-row>
      </table:table>
      <text:h text:style-name="P12" text:outline-level="3">Exercici <text:span text:style-name="T17">1.</text:span>1: Visualitzador de fitxers de text</text:h>
      <text:p text:style-name="Text_20_body">Crea una aplicació web que permeti a l'usuari seleccionar un fitxer de text pla des del seu sistema de fitxers local i mostrar el seu contingut a la pàgina web. La pàgina ha de contenir un botó "Seleccionar fitxer" que permeti a l'usuari triar un fitxer, i una àrea de text on es mostri el contingut del fitxer carregat.</text:p>
      <text:p text:style-name="Text_20_body">A més, l'aplicació ha de permetre a l'usuari triar el tipus de codificació del fitxer (UTF-8, ISO-8859-1, etc.) i mostrar el contingut del fitxer utilitzant la codificació seleccionada.</text:p>
      <text:p text:style-name="Text_20_body">Per implementar aquest exercici, pots utilitzar l'API <text:span text:style-name="Source_20_Text">FileReader</text:span> de JavaScript per llegir el contingut del fitxer seleccionat i la biblioteca <text:span text:style-name="Source_20_Text">iconv-lite</text:span> per convertir el contingut del fitxer a la codificació seleccionada per l'usuari.</text:p>
      <text:h text:style-name="Heading_20_3" text:outline-level="3">Exercici <text:span text:style-name="T17">1.</text:span>2: Anàlisi de fitxers CSV</text:h>
      <text:p text:style-name="Text_20_body">Crea una aplicació web que permeti a l'usuari seleccionar un fitxer CSV des del seu sistema de fitxers local i analitzar el seu contingut a la pàgina web. El fitxer CSV ha de contenir una taula de dades amb capçaleres de columna i files de dades.</text:p>
      <text:p text:style-name="Text_20_body">L'aplicació ha de llegir el fitxer CSV seleccionat utilitzant l'API <text:span text:style-name="Source_20_Text">FileReader</text:span> de <text:soft-page-break/>JavaScript i analitzar el seu contingut utilitzant la biblioteca <text:span text:style-name="Source_20_Text">csv-parser</text:span>. L'aplicació ha de mostrar les dades del fitxer CSV en una taula HTML i permetre a l'usuari realitzar cerques i filtrar les dades per columna.</text:p>
      <text:p text:style-name="Text_20_body">Per implementar aquest exercici, hauràs de modularitzar el teu codi en diversos fitxers JavaScript separats, incloent un fitxer <text:span text:style-name="Source_20_Text">index.js</text:span> que importa i utilitza els altres fitxers per llegir el fitxer CSV i analitzar el seu contingut. A més, hauràs d'utilitzar <text:span text:style-name="T18">AJAX, </text:span><text:span text:style-name="T19">i l’arxiu php que se’t facilita,</text:span> per servir els teus fitxers JavaScript i HTML al navegador.</text:p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Courrier" svg:font-family="Courrier"/>
    <style:font-face style:name="Arial" svg:font-family="Arial" style:font-adornments="Normal" style:font-family-generic="swiss"/>
    <style:font-face style:name="FreeSans3" svg:font-family="FreeSans" style:font-family-generic="swiss"/>
    <style:font-face style:name="Courier 10 Pitch" svg:font-family="'Courier 10 Pitch'" style:font-adornments="Bold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voluntari" style:family="paragraph" style:parent-style-name="Standard" style:master-page-name="">
      <loext:graphic-properties draw:fill="solid" draw:fill-color="#ff9999" draw:opacity="100%"/>
      <style:paragraph-properties fo:text-align="justify" style:justify-single-word="false" style:page-number="auto" fo:background-color="#ff9999"/>
      <style:text-properties fo:font-style="italic" fo:background-color="transparent" style:font-size-asian="10.5pt" style:font-style-asian="normal" style:font-style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anda" style:family="text">
      <style:text-properties style:font-name="Courrier" fo:font-family="Courrier" fo:font-style="normal" fo:font-weight="normal" fo:background-color="#000000" style:font-size-asian="10.5pt" style:font-style-asian="normal" style:font-weight-asian="normal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zcomputer" style:family="text" style:parent-style-name="WW8Num3z3">
      <style:text-properties style:font-name="Courier 10 Pitch" fo:font-family="'Courier 10 Pitch'" style:font-style-name="Bold" style:font-pitch="fixed" fo:font-size="14pt" fo:font-weight="bold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002cm" table:align="margins"/>
    </style:style>
    <style:style style:name="Tabla2.A" style:family="table-column">
      <style:table-column-properties style:column-width="2.697cm" style:rel-column-width="11045*"/>
    </style:style>
    <style:style style:name="Tabla2.B" style:family="table-column">
      <style:table-column-properties style:column-width="3.297cm" style:rel-column-width="13501*"/>
    </style:style>
    <style:style style:name="Tabla2.C" style:family="table-column">
      <style:table-column-properties style:column-width="4.611cm" style:rel-column-width="18883*"/>
    </style:style>
    <style:style style:name="Tabla2.D" style:family="table-column">
      <style:table-column-properties style:column-width="4.29cm" style:rel-column-width="17568*"/>
    </style:style>
    <style:style style:name="Tabla2.E" style:family="table-column">
      <style:table-column-properties style:column-width="1.108cm" style:rel-column-width="4538*"/>
    </style:style>
    <style:style style:name="Tabla2.1" style:family="table-row">
      <style:table-row-properties style:min-row-height="1.905cm"/>
    </style:style>
    <style:style style:name="Tabla2.A1" style:family="table-cell">
      <style:table-cell-properties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C1" style:family="table-cell">
      <style:table-cell-properties style:vertical-align="middle" fo:background-color="transparent" fo:padding="0.199cm" fo:border-left="0.25pt solid #000000" fo:border-right="none" fo:border-top="0.25pt solid #000000" fo:border-bottom="0.25pt solid #000000">
        <style:background-image/>
      </style:table-cell-properties>
    </style:style>
    <style:style style:name="Tabla2.D1" style:family="table-cell">
      <style:table-cell-properties fo:background-color="transparent" fo:padding="0.199cm" fo:border="0.25pt solid #000000">
        <style:background-image/>
      </style:table-cell-properties>
    </style:style>
    <style:style style:name="Tabla2.2" style:family="table-row">
      <style:table-row-properties style:row-height="0.483cm"/>
    </style:style>
    <style:style style:name="Tabla2.A2" style:family="table-cell">
      <style:table-cell-properties fo:background-color="transparent" fo:padding="0.199cm" fo:border="none">
        <style:background-image/>
      </style:table-cell-properties>
    </style:style>
    <style:style style:name="Tabla2.3" style:family="table-row">
      <style:table-row-properties style:row-height="0.794cm"/>
    </style:style>
    <style:style style:name="Tabla2.A3" style:family="table-cell">
      <style:table-cell-properties style:vertical-align="bottom" fo:background-color="transparent" fo:padding="0.199cm" fo:border="none">
        <style:background-image/>
      </style:table-cell-properties>
    </style:style>
    <style:style style:name="Tabla2.B3" style:family="table-cell">
      <style:table-cell-properties style:vertical-align="bottom" fo:background-color="transparent" fo:padding="0.199cm" fo:border-left="none" fo:border-right="none" fo:border-top="none" fo:border-bottom="0.05pt solid #000000">
        <style:background-image/>
      </style:table-cell-properties>
    </style:style>
    <style:style style:name="Tabla1" style:family="table">
      <style:table-properties style:width="16.002cm" table:align="margins"/>
    </style:style>
    <style:style style:name="Tabla1.A" style:family="table-column">
      <style:table-column-properties style:column-width="5.334cm" style:rel-column-width="21845*"/>
    </style:style>
    <style:style style:name="Tabla1.A1" style:family="table-cell">
      <style:table-cell-properties fo:padding="0.097c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Table_20_Contents">
      <style:text-properties style:font-name="FreeSans" fo:font-size="12pt" style:font-size-asian="12pt" style:font-size-complex="12pt"/>
    </style:style>
    <style:style style:name="MP3" style:family="paragraph" style:parent-style-name="Table_20_Contents">
      <style:text-properties style:font-name="FreeSans" fo:font-size="12pt" fo:font-weight="normal" style:font-size-asian="12pt" style:font-weight-asian="normal" style:font-size-complex="12pt" style:font-weight-complex="normal"/>
    </style:style>
    <style:style style:name="MP4" style:family="paragraph" style:parent-style-name="Table_20_Contents">
      <style:text-properties style:font-name="FreeSans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style:font-name="FreeSans1" fo:font-size="12pt" fo:font-style="italic" style:font-size-asian="12pt" style:font-style-asian="italic" style:font-size-complex="12pt" style:font-style-complex="italic"/>
    </style:style>
    <style:style style:name="MP7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MP9" style:family="paragraph" style:parent-style-name="Table_20_Contents">
      <style:paragraph-properties fo:text-align="end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MT1" style:family="text">
      <style:text-properties officeooo:rsid="00d9e0b7"/>
    </style:style>
    <style:style style:name="MT2" style:family="text">
      <style:text-properties officeooo:rsid="00ee1db7"/>
    </style:style>
    <style:style style:name="MT3" style:family="text">
      <style:text-properties officeooo:rsid="00d58b88"/>
    </style:style>
    <style:style style:name="MT4" style:family="text">
      <style:text-properties fo:font-size="11pt" style:font-size-asian="11pt" style:font-size-complex="11pt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table:number-columns-spanned="2" office:value-type="string">
              <text:p text:style-name="Table_20_Contents"><draw:frame draw:style-name="Mfr1" draw:name="Imatge1" text:anchor-type="char" svg:width="5.593cm" svg:height="1.677cm" draw:z-index="1"><draw:image xlink:href="Pictures/10000201000001040000004EEC2C8B99A3F5006A.png" xlink:type="simple" xlink:show="embed" xlink:actuate="onLoad" draw:mime-type="image/png"/></draw:frame></text:p>
            </table:table-cell>
            <table:covered-table-cell/>
            <table:table-cell table:style-name="Tabla2.C1" office:value-type="string">
              <text:p text:style-name="MP1"><text:span text:style-name="MT1">DAW</text:span> M4 UF<text:span text:style-name="MT2">3</text:span> <text:span text:style-name="MT1">E</text:span><text:span text:style-name="MT2">1</text:span></text:p>
            </table:table-cell>
            <table:table-cell table:style-name="Tabla2.D1" table:number-columns-spanned="2" office:value-type="string">
              <text:p text:style-name="MP2">Cicles Formatius</text:p>
              <text:p text:style-name="MP3">Departament d'Informàtica</text:p>
              <text:p text:style-name="MP4">I<text:span text:style-name="MT3">NS Daniel Blanxart</text:span></text:p>
            </table:table-cell>
            <table:covered-table-cell/>
          </table:table-row>
          <table:table-row table:style-name="Tabla2.2">
            <table:table-cell table:style-name="Tabla2.A2" table:number-columns-spanned="5" office:value-type="string">
              <text:p text:style-name="MP5"/>
            </table:table-cell>
            <table:covered-table-cell/>
            <table:covered-table-cell/>
            <table:covered-table-cell/>
            <table:covered-table-cell/>
          </table:table-row>
          <table:table-row table:style-name="Tabla2.3">
            <table:table-cell table:style-name="Tabla2.A3" office:value-type="string">
              <text:p text:style-name="MP6"><text:span text:style-name="MT4">Alumne</text:span>:</text:p>
            </table:table-cell>
            <table:table-cell table:style-name="Tabla2.B3" table:number-columns-spanned="3" office:value-type="string">
              <text:p text:style-name="MP5"/>
            </table:table-cell>
            <table:covered-table-cell/>
            <table:covered-table-cell/>
            <table:table-cell table:style-name="Tabla2.A3" office:value-type="string">
              <text:p text:style-name="MP5"/>
            </table:table-cell>
          </table:table-row>
        </table:table>
        <text:p text:style-name="Header"/>
      </style:header>
      <style:footer>
        <table:table table:name="Tabla1" table:style-name="Tabla1">
          <table:table-column table:style-name="Tabla1.A" table:number-columns-repeated="3"/>
          <table:table-row table:style-name="TableLine94355113235648">
            <table:table-cell table:style-name="Tabla1.A1" office:value-type="string">
              <text:p text:style-name="MP7"/>
            </table:table-cell>
            <table:table-cell table:style-name="Tabla1.A1" office:value-type="string">
              <text:p text:style-name="MP8"/>
            </table:table-cell>
            <table:table-cell table:style-name="Tabla1.A1" office:value-type="string">
              <text:p text:style-name="MP9">Pàgina <text:page-number text:select-page="current">2</text:page-number><text:s/>de 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14T07:35:48.412229719</meta:creation-date>
    <dc:date>2023-03-21T16:51:22.286934615</dc:date>
    <meta:editing-duration>P1DT12H32M50S</meta:editing-duration>
    <meta:editing-cycles>415</meta:editing-cycles>
    <meta:generator>LibreOffice/7.0.4.2$Linux_X86_64 LibreOffice_project/00$Build-2</meta:generator>
    <meta:print-date>2015-11-10T10:53:52.760392182</meta:print-date>
    <meta:document-statistic meta:table-count="3" meta:image-count="1" meta:object-count="0" meta:page-count="2" meta:paragraph-count="22" meta:word-count="411" meta:character-count="2454" meta:non-whitespace-character-count="2072"/>
  </office:meta>
</office:document-meta>
</file>